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automatic-styles>
    <style:style style:name="Table4" style:family="table">
      <style:table-properties style:width="16.501cm" fo:break-after="column" table:align="margins" style:writing-mode="lr-tb"/>
    </style:style>
    <style:style style:name="Table4.A" style:family="table-column">
      <style:table-column-properties style:column-width="4.126cm" style:rel-column-width="16383*"/>
    </style:style>
    <style:style style:name="Table4.D" style:family="table-column">
      <style:table-column-properties style:column-width="4.126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3" style:family="table-row">
      <style:table-row-properties style:row-height="0.101cm"/>
    </style:style>
    <style:style style:name="Table4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436cm" table:align="right"/>
    </style:style>
    <style:style style:name="Table8.A" style:family="table-column">
      <style:table-column-properties style:column-width="4.076cm"/>
    </style:style>
    <style:style style:name="Table8.B" style:family="table-column">
      <style:table-column-properties style:column-width="6.851cm"/>
    </style:style>
    <style:style style:name="Table8.C" style:family="table-column">
      <style:table-column-properties style:column-width="5.509cm"/>
    </style:style>
    <style:style style:name="Table8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8.C1" style:family="table-cell">
      <style:table-cell-properties fo:padding="0.097cm" fo:border="0.002cm solid #333333"/>
    </style:style>
    <style:style style:name="Table8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8.B2" style:family="table-cell">
      <style:table-cell-properties fo:padding="0.097cm" fo:border-left="0.002cm solid #333333" fo:border-right="none" fo:border-top="none" fo:border-bottom="0.002cm solid #333333"/>
    </style:style>
    <style:style style:name="Table8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" style:family="table">
      <style:table-properties style:width="16.436cm" table:align="right"/>
    </style:style>
    <style:style style:name="Table6.A" style:family="table-column">
      <style:table-column-properties style:column-width="4.076cm"/>
    </style:style>
    <style:style style:name="Table6.B" style:family="table-column">
      <style:table-column-properties style:column-width="6.851cm"/>
    </style:style>
    <style:style style:name="Table6.C" style:family="table-column">
      <style:table-column-properties style:column-width="5.509cm"/>
    </style:style>
    <style:style style:name="Table6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6.C1" style:family="table-cell">
      <style:table-cell-properties fo:padding="0.097cm" fo:border="0.002cm solid #333333"/>
    </style:style>
    <style:style style:name="Table6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6.B2" style:family="table-cell">
      <style:table-cell-properties fo:padding="0.097cm" fo:border-left="0.002cm solid #333333" fo:border-right="none" fo:border-top="none" fo:border-bottom="0.002cm solid #333333"/>
    </style:style>
    <style:style style:name="Table6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.6" style:family="table-row">
      <style:table-row-properties style:row-height="0.109cm"/>
    </style:style>
    <style:style style:name="Table2" style:family="table">
      <style:table-properties style:width="16.436cm" table:align="right"/>
    </style:style>
    <style:style style:name="Table2.A" style:family="table-column">
      <style:table-column-properties style:column-width="2.118cm"/>
    </style:style>
    <style:style style:name="Table2.B" style:family="table-column">
      <style:table-column-properties style:column-width="10.474cm"/>
    </style:style>
    <style:style style:name="Table2.C" style:family="table-column">
      <style:table-column-properties style:column-width="1.459cm"/>
    </style:style>
    <style:style style:name="Table2.D" style:family="table-column">
      <style:table-column-properties style:column-width="2.385cm"/>
    </style:style>
    <style:style style:name="Table2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2.D1" style:family="table-cell">
      <style:table-cell-properties fo:padding="0.097cm" fo:border="0.002cm solid #333333"/>
    </style:style>
    <style:style style:name="Table2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2.B2" style:family="table-cell">
      <style:table-cell-properties fo:padding="0.097cm" fo:border-left="0.002cm solid #333333" fo:border-right="none" fo:border-top="none" fo:border-bottom="0.002cm solid #333333"/>
    </style:style>
    <style:style style:name="Table2.D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3" style:family="table">
      <style:table-properties style:width="16.485cm" table:align="right"/>
    </style:style>
    <style:style style:name="Table3.A" style:family="table-column">
      <style:table-column-properties style:column-width="8.913cm"/>
    </style:style>
    <style:style style:name="Table3.B" style:family="table-column">
      <style:table-column-properties style:column-width="7.572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0.002cm solid #333333" fo:border-bottom="0.002cm solid #333333"/>
    </style:style>
    <style:style style:name="Table1" style:family="table">
      <style:table-properties style:width="16.484cm" fo:margin-left="0.014cm" fo:margin-right="0.004cm" table:align="margins"/>
    </style:style>
    <style:style style:name="Table1.A" style:family="table-column">
      <style:table-column-properties style:column-width="3.784cm" style:rel-column-width="15040*"/>
    </style:style>
    <style:style style:name="Table1.B" style:family="table-column">
      <style:table-column-properties style:column-width="5.108cm" style:rel-column-width="20308*"/>
    </style:style>
    <style:style style:name="Table1.C" style:family="table-column">
      <style:table-column-properties style:column-width="4.738cm" style:rel-column-width="18835*"/>
    </style:style>
    <style:style style:name="Table1.D" style:family="table-column">
      <style:table-column-properties style:column-width="2.856cm" style:rel-column-width="11352*"/>
    </style:style>
    <style:style style:name="Table1.A1" style:family="table-cell">
      <style:table-cell-properties fo:padding="0.101cm" fo:border="none"/>
    </style:style>
    <style:style style:name="Table1.A2" style:family="table-cell">
      <style:table-cell-properties fo:background-color="#e6e6e6" fo:padding="0.101cm" fo:border-left="none" fo:border-right="none" fo:border-top="0.002cm solid #000000" fo:border-bottom="0.002cm solid #000000">
        <style:background-image/>
      </style:table-cell-properties>
    </style:style>
    <style:style style:name="Table1.B2" style:family="table-cell">
      <style:table-cell-properties fo:padding="0.101cm" fo:border-left="none" fo:border-right="none" fo:border-top="0.002cm solid #000000" fo:border-bottom="0.002cm solid #000000"/>
    </style:style>
    <style:style style:name="Table5" style:family="table">
      <style:table-properties style:width="16.484cm" fo:margin-left="0.014cm" fo:margin-right="0.004cm" table:align="margins"/>
    </style:style>
    <style:style style:name="Table5.A" style:family="table-column">
      <style:table-column-properties style:column-width="3.784cm" style:rel-column-width="15040*"/>
    </style:style>
    <style:style style:name="Table5.B" style:family="table-column">
      <style:table-column-properties style:column-width="5.108cm" style:rel-column-width="20308*"/>
    </style:style>
    <style:style style:name="Table5.C" style:family="table-column">
      <style:table-column-properties style:column-width="4.738cm" style:rel-column-width="18835*"/>
    </style:style>
    <style:style style:name="Table5.D" style:family="table-column">
      <style:table-column-properties style:column-width="2.856cm" style:rel-column-width="11352*"/>
    </style:style>
    <style:style style:name="Table5.A1" style:family="table-cell">
      <style:table-cell-properties fo:padding="0.101cm" fo:border="none"/>
    </style:style>
    <style:style style:name="Table5.A2" style:family="table-cell">
      <style:table-cell-properties fo:background-color="#e6e6e6" fo:padding="0.101cm" fo:border-left="none" fo:border-right="none" fo:border-top="0.002cm solid #000000" fo:border-bottom="0.002cm solid #000000">
        <style:background-image/>
      </style:table-cell-properties>
    </style:style>
    <style:style style:name="Table5.B2" style:family="table-cell">
      <style:table-cell-properties fo:padding="0.101cm" fo:border-left="none" fo:border-right="none" fo:border-top="0.002cm solid #000000" fo:border-bottom="0.002cm solid #000000"/>
    </style:style>
    <style:style style:name="P1" style:family="paragraph" style:parent-style-name="Standard" style:master-page-name="Title_20_Page">
      <style:paragraph-properties fo:text-align="center" style:justify-single-word="false"/>
      <style:text-properties style:font-name="Albany" fo:font-size="22pt"/>
    </style:style>
    <style:style style:name="P2" style:family="paragraph" style:parent-style-name="Standard">
      <style:paragraph-properties fo:text-align="center" style:justify-single-word="false"/>
      <style:text-properties fo:color="#594bbf" style:font-name="Albany" fo:font-size="16pt" fo:font-weight="bold"/>
    </style:style>
    <style:style style:name="P3" style:family="paragraph" style:parent-style-name="Standard">
      <style:paragraph-properties fo:text-align="start" style:justify-single-word="false"/>
      <style:text-properties style:font-name="Albany" fo:font-size="12pt" fo:font-weight="bold"/>
    </style:style>
    <style:style style:name="P4" style:family="paragraph" style:parent-style-name="Standard">
      <style:text-properties style:font-name="Albany" fo:font-size="10pt" fo:font-weight="bold"/>
    </style:style>
    <style:style style:name="P5" style:family="paragraph" style:parent-style-name="Standard">
      <style:paragraph-properties fo:margin-left="0.053cm" fo:margin-right="0cm" fo:text-indent="0cm" style:auto-text-indent="false"/>
      <style:text-properties fo:font-weight="bold"/>
    </style:style>
    <style:style style:name="P6" style:family="paragraph" style:parent-style-name="Table_20_Heading">
      <style:text-properties style:font-name="Albany"/>
    </style:style>
    <style:style style:name="P7" style:family="paragraph" style:parent-style-name="Table_20_Heading">
      <style:paragraph-properties fo:text-align="start" style:justify-single-word="false"/>
      <style:text-properties style:font-name="Albany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style:font-name="Albany"/>
    </style:style>
    <style:style style:name="P9" style:family="paragraph" style:parent-style-name="Table_20_Contents">
      <style:text-properties style:font-name="Albany" fo:language="none" fo:country="none" fo:font-weight="normal"/>
    </style:style>
    <style:style style:name="P10" style:family="paragraph" style:parent-style-name="Table_20_Contents">
      <style:text-properties style:font-name="Albany" fo:font-style="normal" style:font-style-asian="normal" style:font-style-complex="normal"/>
    </style:style>
    <style:style style:name="P11" style:family="paragraph" style:parent-style-name="Standard">
      <style:paragraph-properties fo:margin-left="0.026cm" fo:margin-right="0cm" fo:text-indent="0cm" style:auto-text-indent="false"/>
      <style:text-properties fo:font-weight="bold"/>
    </style:style>
    <style:style style:name="P12" style:family="paragraph" style:parent-style-name="Standard">
      <style:text-properties fo:font-weight="bold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able_20_Heading">
      <style:text-properties fo:font-weight="bold"/>
    </style:style>
    <style:style style:name="P16" style:family="paragraph" style:parent-style-name="Table_20_Contents">
      <style:text-properties fo:language="none" fo:country="none"/>
    </style:style>
    <style:style style:name="P17" style:family="paragraph" style:parent-style-name="Standard">
      <style:text-properties fo:color="#ffffff"/>
    </style:style>
    <style:style style:name="P18" style:family="paragraph" style:parent-style-name="Table_20_Contents">
      <style:text-properties fo:language="none" fo:country="none" fo:font-weight="normal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Table_20_Contents">
      <style:paragraph-properties fo:text-align="end" style:justify-single-word="false"/>
      <style:text-properties fo:font-weight="bold"/>
    </style:style>
    <style:style style:name="P21" style:family="paragraph" style:parent-style-name="Standard">
      <style:text-properties fo:font-size="6pt" fo:font-weight="bold" style:font-size-asian="6pt" style:font-size-complex="6pt"/>
    </style:style>
    <style:style style:name="P22" style:family="paragraph" style:parent-style-name="Standard">
      <style:paragraph-properties fo:break-before="page"/>
      <style:text-properties fo:font-size="6pt" fo:font-weight="bold" style:font-size-asian="6pt" style:font-size-complex="6pt"/>
    </style:style>
    <style:style style:name="P23" style:family="paragraph" style:parent-style-name="Contents_20_4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4" style:master-page-name="Standard">
      <style:paragraph-properties fo:margin-left="0.026cm" fo:margin-right="0cm" fo:text-indent="0cm" style:auto-text-indent="false" style:page-number="1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fo:font-size="10pt" style:font-size-asian="10pt" style:font-size-complex="10pt"/>
    </style:style>
    <style:style style:name="P30" style:family="paragraph" style:parent-style-name="Text_20_body" style:list-style-name="List_20_2"/>
    <style:style style:name="P31" style:family="paragraph" style:parent-style-name="Table_20_Contents">
      <style:paragraph-properties fo:text-align="start" style:justify-single-word="false"/>
      <style:text-properties fo:font-weight="bold"/>
    </style:style>
    <style:style style:name="P32" style:family="paragraph" style:parent-style-name="Table_20_Contents">
      <style:paragraph-properties style:text-autospace="none"/>
      <style:text-properties fo:font-size="10pt" style:font-size-asian="10pt" style:font-size-complex="10pt"/>
    </style:style>
    <style:style style:name="P33" style:family="paragraph" style:parent-style-name="Text_20_body" style:list-style-name="List_20_2">
      <style:text-properties fo:font-size="10pt" style:font-size-asian="10pt" style:font-size-complex="10pt"/>
    </style:style>
    <style:style style:name="P34" style:family="paragraph" style:parent-style-name="Text_20_body" style:list-style-name="L3"/>
    <style:style style:name="T1" style:family="text">
      <style:text-properties style:font-name="Albany1"/>
    </style:style>
    <style:style style:name="T2" style:family="text">
      <style:text-properties fo:font-weight="bold"/>
    </style:style>
    <style:style style:name="T3" style:family="text">
      <style:text-properties fo:font-size="10pt" style:font-size-asian="10pt" style:font-size-complex="10pt"/>
    </style:style>
    <style:style style:name="T4" style:family="text" style:parent-style-name="menu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cm"/>
      </text:list-level-style-number>
      <text:list-level-style-number text:level="4" style:num-format="">
        <style:list-level-properties text:min-label-width="1cm"/>
      </text:list-level-style-number>
      <text:list-level-style-number text:level="5" style:num-format="">
        <style:list-level-properties text:min-label-width="1cm"/>
      </text:list-level-style-number>
      <text:list-level-style-number text:level="6" style:num-format="">
        <style:list-level-properties text:min-label-width="1cm"/>
      </text:list-level-style-number>
      <text:list-level-style-number text:level="7" style:num-format="">
        <style:list-level-properties text:min-label-width="1cm"/>
      </text:list-level-style-number>
      <text:list-level-style-number text:level="8" style:num-format="">
        <style:list-level-properties text:min-label-width="1cm"/>
      </text:list-level-style-number>
      <text:list-level-style-number text:level="9" style:num-format="">
        <style:list-level-properties text:min-label-width="1cm"/>
      </text:list-level-style-number>
      <text:list-level-style-number text:level="10" style:num-format="">
        <style:list-level-properties text:min-label-width="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DE Address Book Access</text:p>
      <text:p text:style-name="P2">Database Access</text:p>
      <text:p text:style-name="P3"/>
      <text:p text:style-name="P4"/>
      <text:p text:style-name="P5"/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office:value-type="string">
              <text:p text:style-name="P6">Document - ID</text:p>
            </table:table-cell>
            <table:table-cell table:style-name="Table4.A1" office:value-type="string">
              <text:p text:style-name="P7">Specification Owner </text:p>
            </table:table-cell>
            <table:table-cell table:style-name="Table4.A1" office:value-type="string">
              <text:p text:style-name="P7">Last Change </text:p>
            </table:table-cell>
            <table:table-cell table:style-name="Table4.D1" office:value-type="string">
              <text:p text:style-name="P7">Status</text:p>
            </table:table-cell>
          </table:table-row>
        </table:table-header-rows>
        <table:table-row>
          <table:table-cell table:style-name="Table4.A2" office:value-type="string">
            <text:p text:style-name="P8">SPEC.KAB</text:p>
          </table:table-cell>
          <table:table-cell table:style-name="Table4.A2" office:value-type="string">
            <text:p text:style-name="P8">Frank Schönheit</text:p>
          </table:table-cell>
          <table:table-cell table:style-name="Table4.A2" office:value-type="string">
            <text:p text:style-name="P9"><text:date style:data-style-name="N84" text:date-value="2005-12-13T13:57:10" text:fixed="true">2005-12-13</text:date></text:p>
          </table:table-cell>
          <table:table-cell table:style-name="Table4.D2" office:value-type="string">
            <text:p text:style-name="P8">final</text:p>
          </table:table-cell>
        </table:table-row>
        <table:table-row table:style-name="Table4.3">
          <table:table-cell table:style-name="Table4.D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Conforms to</text:p>
          </table:table-cell>
          <table:table-cell table:style-name="Table4.D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Applies to</text:p>
          </table:table-cell>
          <table:table-cell table:style-name="Table4.D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Task ID(s)</text:p>
          </table:table-cell>
          <table:table-cell table:style-name="Table4.D2" table:number-columns-spanned="3" office:value-type="string">
            <text:p text:style-name="P8"><text:a xlink:type="simple" xlink:href="http://qa.openoffice.org/issues/show_bug.cgi?id=52449">i52499</text:a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Category</text:p>
          </table:table-cell>
          <table:table-cell table:style-name="Table4.B7" table:number-columns-spanned="3" office:value-type="string">
            <text:p text:style-name="P10">Feature</text:p>
          </table:table-cell>
          <table:covered-table-cell/>
          <table:covered-table-cell/>
        </table:table-row>
      </table:table>
      <text:p text:style-name="P11"/>
      <text:p text:style-name="P12"/>
      <text:p text:style-name="P13">Abstract</text:p>
      <text:p text:style-name="Text_20_body">OpenOffice.org will be enabled to access the KDE Address Book data, if running on a KDE system. As with all other address books, the KDE Address Book will be integrated via a database driver.</text:p>
      <text:p text:style-name="Text_20_body"/>
      <text:p text:style-name="P14">i-Team Members (The specification owner is part of the i-Team)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5"/>
            </table:table-cell>
            <table:table-cell table:style-name="Table8.A1" office:value-type="string">
              <text:p text:style-name="P15">Name</text:p>
            </table:table-cell>
            <table:table-cell table:style-name="Table8.C1" office:value-type="string">
              <text:p text:style-name="Table_20_Heading">E-mail Address</text:p>
            </table:table-cell>
          </table:table-row>
        </table:table-header-rows>
        <table:table-row>
          <table:table-cell table:style-name="Table8.A2" office:value-type="string">
            <text:p text:style-name="Table_20_Heading">User Experience</text:p>
          </table:table-cell>
          <table:table-cell table:style-name="Table8.B2" office:value-type="string">
            <text:p text:style-name="P16">-----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Table_20_Heading">Development</text:p>
          </table:table-cell>
          <table:table-cell table:style-name="Table8.B2" office:value-type="string">
            <text:p text:style-name="P16"><text:span text:style-name="T1">É</text:span>ric Bischoff</text:p>
          </table:table-cell>
          <table:table-cell table:style-name="Table8.C2" office:value-type="string">
            <text:p text:style-name="P16"><text:a xlink:type="simple" xlink:href="mailto:ebischoff@openoffice.org">ebischoff@openoffice.org</text:a></text:p>
          </table:table-cell>
        </table:table-row>
        <table:table-row>
          <table:table-cell table:style-name="Table8.A2" office:value-type="string">
            <text:p text:style-name="Table_20_Heading">Development</text:p>
          </table:table-cell>
          <table:table-cell table:style-name="Table8.B2" office:value-type="string">
            <text:p text:style-name="P16">Frank Schönheit</text:p>
          </table:table-cell>
          <table:table-cell table:style-name="Table8.C2" office:value-type="string">
            <text:p text:style-name="P16">Frank.schoenheit@sun.com</text:p>
          </table:table-cell>
        </table:table-row>
        <table:table-row>
          <table:table-cell table:style-name="Table8.A2" office:value-type="string">
            <text:p text:style-name="Table_20_Heading">Quality Assurance</text:p>
          </table:table-cell>
          <table:table-cell table:style-name="Table8.B2" office:value-type="string">
            <text:p text:style-name="P16">Marc Neumann</text:p>
          </table:table-cell>
          <table:table-cell table:style-name="Table8.C2" office:value-type="string">
            <text:p text:style-name="P16"><text:a xlink:type="simple" xlink:href="mailto:marc.neumann@sun.com">marc.neumann@sun.com</text:a></text:p>
          </table:table-cell>
        </table:table-row>
        <table:table-row>
          <table:table-cell table:style-name="Table8.A2" office:value-type="string">
            <text:p text:style-name="Table_20_Heading">Documentation</text:p>
          </table:table-cell>
          <table:table-cell table:style-name="Table8.B2" office:value-type="string">
            <text:p text:style-name="P16">----</text:p>
          </table:table-cell>
          <table:table-cell table:style-name="Table8.C2" office:value-type="string">
            <text:p text:style-name="P16"/>
          </table:table-cell>
        </table:table-row>
      </table:table>
      <text:p text:style-name="P17"/>
      <text:p text:style-name="P13">Approved for Implementa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5"/>
            </table:table-cell>
            <table:table-cell table:style-name="Table6.A1" office:value-type="string">
              <text:p text:style-name="Table_20_Heading">Approved by</text:p>
            </table:table-cell>
            <table:table-cell table:style-name="Table6.C1" office:value-type="string">
              <text:p text:style-name="Table_20_Heading">Date</text:p>
            </table:table-cell>
          </table:table-row>
        </table:table-header-rows>
        <table:table-row>
          <table:table-cell table:style-name="Table6.A2" office:value-type="string">
            <text:p text:style-name="P15">User Experience</text:p>
          </table:table-cell>
          <table:table-cell table:style-name="Table6.B2" office:value-type="string">
            <text:p text:style-name="P16">------</text:p>
          </table:table-cell>
          <table:table-cell table:style-name="Table6.C2" office:value-type="string">
            <text:p text:style-name="P18"/>
          </table:table-cell>
        </table:table-row>
        <table:table-row>
          <table:table-cell table:style-name="Table6.A2" office:value-type="string">
            <text:p text:style-name="Table_20_Heading">Development</text:p>
          </table:table-cell>
          <table:table-cell table:style-name="Table6.B2" office:value-type="string">
            <text:p text:style-name="P16">Frank Schönheit</text:p>
          </table:table-cell>
          <table:table-cell table:style-name="Table6.C2" office:value-type="string">
            <text:p text:style-name="P16">2005-12-13</text:p>
          </table:table-cell>
        </table:table-row>
        <table:table-row>
          <table:table-cell table:style-name="Table6.A2" office:value-type="string">
            <text:p text:style-name="Table_20_Heading">Quality Assurance</text:p>
          </table:table-cell>
          <table:table-cell table:style-name="Table6.B2" office:value-type="string">
            <text:p text:style-name="P16">Marc Neumann</text:p>
          </table:table-cell>
          <table:table-cell table:style-name="Table6.C2" office:value-type="string">
            <text:p text:style-name="P16">2005-12-13</text:p>
          </table:table-cell>
        </table:table-row>
        <table:table-row>
          <table:table-cell table:style-name="Table6.A2" office:value-type="string">
            <text:p text:style-name="Table_20_Heading">Documentation</text:p>
          </table:table-cell>
          <table:table-cell table:style-name="Table6.B2" office:value-type="string">
            <text:p text:style-name="P16">------</text:p>
          </table:table-cell>
          <table:table-cell table:style-name="Table6.C2" office:value-type="string">
            <text:p text:style-name="P16"/>
          </table:table-cell>
        </table:table-row>
        <table:table-row table:style-name="Table6.6">
          <table:table-cell table:style-name="Table6.A2" office:value-type="string">
            <text:p text:style-name="Table_20_Heading"/>
          </table:table-cell>
          <table:table-cell table:style-name="Table6.B2" office:value-type="string">
            <text:p text:style-name="P16"/>
          </table:table-cell>
          <table:table-cell table:style-name="Table6.C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Table_20_Heading">String Review</text:p>
          </table:table-cell>
          <table:table-cell table:style-name="Table6.B2" office:value-type="string">
            <text:p text:style-name="P16">------</text:p>
          </table:table-cell>
          <table:table-cell table:style-name="Table6.C2" office:value-type="string">
            <text:p text:style-name="P16"/>
          </table:table-cell>
        </table:table-row>
      </table:table>
      <text:p text:style-name="Standard"/>
      <text:p text:style-name="P19"/>
      <text:p text:style-name="P13">Document Change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/><text:span text:style-name="T2">Rev. Level</text:span></text:p>
            </table:table-cell>
            <table:table-cell table:style-name="Table2.A1" office:value-type="string">
              <text:p text:style-name="Table_20_Heading"><text:s/><text:span text:style-name="T2">Change</text:span></text:p>
            </table:table-cell>
            <table:table-cell table:style-name="Table2.A1" office:value-type="string">
              <text:p text:style-name="Table_20_Heading">Initials</text:p>
            </table:table-cell>
            <table:table-cell table:style-name="Table2.D1" office:value-type="string">
              <text:p text:style-name="Table_20_Heading">Date</text:p>
            </table:table-cell>
          </table:table-row>
        </table:table-header-rows>
        <table:table-row>
          <table:table-cell table:style-name="Table2.A2" office:value-type="string">
            <text:p text:style-name="P20">0.1</text:p>
          </table:table-cell>
          <table:table-cell table:style-name="Table2.B2" office:value-type="string">
            <text:p text:style-name="P16">initial revision</text:p>
          </table:table-cell>
          <table:table-cell table:style-name="Table2.B2" office:value-type="string">
            <text:p text:style-name="P16">FS</text:p>
          </table:table-cell>
          <table:table-cell table:style-name="Table2.D2" office:value-type="string">
            <text:p text:style-name="P18"><text:date style:data-style-name="N84" text:date-value="2005-12-09T09:30:41.53" text:fixed="true">2005-12-09</text:date></text:p>
          </table:table-cell>
        </table:table-row>
        <table:table-row>
          <table:table-cell table:style-name="Table2.A2" office:value-type="string">
            <text:p text:style-name="P20">0.2</text:p>
          </table:table-cell>
          <table:table-cell table:style-name="Table2.B2" office:value-type="string">
            <text:p text:style-name="P16">some more future tasks, as suggested by <text:span text:style-name="T1">É</text:span>ric</text:p>
          </table:table-cell>
          <table:table-cell table:style-name="Table2.B2" office:value-type="string">
            <text:p text:style-name="P16">FS</text:p>
          </table:table-cell>
          <table:table-cell table:style-name="Table2.D2" office:value-type="string">
            <text:p text:style-name="P18"><text:date style:data-style-name="N84" text:date-value="2005-12-09T09:30:41.53" text:fixed="true">2005-12-09</text:date></text:p>
          </table:table-cell>
        </table:table-row>
        <table:table-row>
          <table:table-cell table:style-name="Table2.A2" office:value-type="string">
            <text:p text:style-name="P20">0.3</text:p>
          </table:table-cell>
          <table:table-cell table:style-name="Table2.B2" office:value-type="string">
            <text:p text:style-name="P16">slight rephasing of the future tasks, as suggested by <text:span text:style-name="T1">É</text:span>ric</text:p>
          </table:table-cell>
          <table:table-cell table:style-name="Table2.B2" office:value-type="string">
            <text:p text:style-name="P16">FS</text:p>
          </table:table-cell>
          <table:table-cell table:style-name="Table2.D2" office:value-type="string">
            <text:p text:style-name="P18"><text:date style:data-style-name="N84" text:date-value="2005-12-09T09:30:41.53" text:fixed="true">2005-12-09</text:date></text:p>
          </table:table-cell>
        </table:table-row>
        <table:table-row>
          <table:table-cell table:style-name="Table2.A2" office:value-type="string">
            <text:p text:style-name="P20">0.4</text:p>
          </table:table-cell>
          <table:table-cell table:style-name="Table2.B2" office:value-type="string">
            <text:p text:style-name="P16">approvels</text:p>
          </table:table-cell>
          <table:table-cell table:style-name="Table2.B2" office:value-type="string">
            <text:p text:style-name="P16">MSC</text:p>
          </table:table-cell>
          <table:table-cell table:style-name="Table2.D2" office:value-type="string">
            <text:p text:style-name="P18"><text:date style:data-style-name="N84" text:date-value="2005-12-13T13:57:56.99" text:fixed="true">2005-12-13</text:date></text:p>
          </table:table-cell>
        </table:table-row>
      </table:table>
      <text:p text:style-name="P21"/>
      <text:p text:style-name="P22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2" text:style-name="Contents_20_2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3" text:style-name="Contents_20_3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4" text:style-name="Contents_20_4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5" text:style-name="Contents_20_5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6" text:style-name="Contents_20_6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7" text:style-name="Contents_20_7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8" text:style-name="Contents_20_8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9" text:style-name="Contents_20_9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10" text:style-name="Contents_20_10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3"><text:span text:style-name="Contents_20_Links"><text:tab/></text:span><text:a xlink:type="simple" xlink:href="#0.0.0.0.Glossary|outline"><text:span text:style-name="Contents_20_Links">Glossary</text:span></text:a><text:span text:style-name="Contents_20_Links"><text:tab/></text:span><text:span text:style-name="Contents_20_Links"><text:span text:style-name="Contents_20_Links">1</text:span></text:span></text:p>
          <text:p text:style-name="P24"><text:span text:style-name="Contents_20_Links">1<text:tab/></text:span><text:a xlink:type="simple" xlink:href="#1.Goals|outline"><text:span text:style-name="Contents_20_Links"><text:span text:style-name="Contents_20_Links">Goals</text:span></text:span></text:a><text:span text:style-name="Contents_20_Links"><text:tab/></text:span><text:span text:style-name="Contents_20_Links"><text:span text:style-name="Contents_20_Links">1</text:span></text:span></text:p>
          <text:p text:style-name="P24"><text:span text:style-name="Contents_20_Links">2<text:tab/></text:span><text:a xlink:type="simple" xlink:href="#2.Requirements and Dependencies|outline"><text:span text:style-name="Contents_20_Links"><text:span text:style-name="Contents_20_Links">Requirements and Dependencies</text:span>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2.1<text:tab/></text:span><text:a xlink:type="simple" xlink:href="#2.1.Requirements|outline"><text:span text:style-name="Contents_20_Links"><text:span text:style-name="Contents_20_Links">Requirements</text:span>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2.2<text:tab/></text:span><text:a xlink:type="simple" xlink:href="#2.2.Technical Dependencies|outline"><text:span text:style-name="Contents_20_Links"><text:span text:style-name="Contents_20_Links">Technical Dependencies</text:span></text:span></text:a><text:span text:style-name="Contents_20_Links"><text:tab/></text:span><text:span text:style-name="Contents_20_Links"><text:span text:style-name="Contents_20_Links">1</text:span></text:span></text:p>
          <text:p text:style-name="P24"><text:span text:style-name="Contents_20_Links">3<text:tab/></text:span><text:a xlink:type="simple" xlink:href="#3.Detailed Specification|outline"><text:span text:style-name="Contents_20_Links"><text:span text:style-name="Contents_20_Links">Detailed Specification</text:span>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3.1<text:tab/></text:span><text:a xlink:type="simple" xlink:href="#3.1.A New Database Type|outline"><text:span text:style-name="Contents_20_Links"><text:span text:style-name="Contents_20_Links">A New Database Type</text:span></text:span></text:a><text:span text:style-name="Contents_20_Links"><text:tab/></text:span><text:span text:style-name="Contents_20_Links"><text:span text:style-name="Contents_20_Links">1</text:span></text:span></text:p>
          <text:p text:style-name="P26"><text:span text:style-name="Contents_20_Links">3.1.1<text:tab/></text:span><text:a xlink:type="simple" xlink:href="#3.1.1.The &quot;Database Wizard&quot;|outline"><text:span text:style-name="Contents_20_Links"><text:span text:style-name="Contents_20_Links">The "Database Wizard"</text:span></text:span></text:a><text:span text:style-name="Contents_20_Links"><text:tab/></text:span><text:span text:style-name="Contents_20_Links"><text:span text:style-name="Contents_20_Links">1</text:span></text:span></text:p>
          <text:p text:style-name="P26"><text:span text:style-name="Contents_20_Links">3.1.2<text:tab/></text:span><text:a xlink:type="simple" xlink:href="#3.1.2.The &quot;Connection Type&quot; Wizard|outline"><text:span text:style-name="Contents_20_Links"><text:span text:style-name="Contents_20_Links">The "Connection Type" Wizard</text:span></text:span></text:a><text:span text:style-name="Contents_20_Links"><text:tab/></text:span><text:span text:style-name="Contents_20_Links"><text:span text:style-name="Contents_20_Links">1</text:span></text:span></text:p>
          <text:p text:style-name="P26"><text:span text:style-name="Contents_20_Links">3.1.3<text:tab/></text:span><text:a xlink:type="simple" xlink:href="#3.1.3.The &quot;Address Book Data Source Wizard&quot;|outline"><text:span text:style-name="Contents_20_Links"><text:span text:style-name="Contents_20_Links">The "Address Book Data Source Wizard"</text:span></text:span></text:a><text:span text:style-name="Contents_20_Links"><text:tab/></text:span><text:span text:style-name="Contents_20_Links"><text:span text:style-name="Contents_20_Links">2</text:span></text:span></text:p>
          <text:p text:style-name="P25"><text:span text:style-name="Contents_20_Links">3.2<text:tab/></text:span><text:a xlink:type="simple" xlink:href="#3.2.Settings|outline"><text:span text:style-name="Contents_20_Links"><text:span text:style-name="Contents_20_Links">Settings</text:span></text:span></text:a><text:span text:style-name="Contents_20_Links"><text:tab/></text:span><text:span text:style-name="Contents_20_Links"><text:span text:style-name="Contents_20_Links">2</text:span></text:span></text:p>
          <text:p text:style-name="P24"><text:span text:style-name="Contents_20_Links">4<text:tab/></text:span><text:a xlink:type="simple" xlink:href="#4.Future Tasks|outline"><text:span text:style-name="Contents_20_Links"><text:span text:style-name="Contents_20_Links">Future Tasks</text:span></text:span></text:a><text:span text:style-name="Contents_20_Links"><text:tab/></text:span><text:span text:style-name="Contents_20_Links"><text:span text:style-name="Contents_20_Links">2</text:span></text:span></text:p>
          <text:p text:style-name="P24"><text:span text:style-name="Contents_20_Links">5<text:tab/></text:span><text:a xlink:type="simple" xlink:href="#5.References|outline"><text:span text:style-name="Contents_20_Links"><text:span text:style-name="Contents_20_Links">References</text:span></text:span></text:a><text:span text:style-name="Contents_20_Links"><text:tab/></text:span><text:span text:style-name="Contents_20_Links"><text:span text:style-name="Contents_20_Links">2</text:span></text:span></text:p>
        </text:index-body>
      </text:table-of-content>
      <text:p text:style-name="P21"/>
      <text:h text:style-name="P27" text:outline-level="4">Glossary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erm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</table:table>
      <text:p text:style-name="Standard"/>
      <text:h text:style-name="Heading_20_1" text:outline-level="1">Goals</text:h>
      <text:p text:style-name="Text_20_body">The goal is to make OpenOffice.org a better citizen on KDE desktops, by providing users running OpenOffice.org on a KDE desktop with access to their desktop-wide address book.</text:p>
      <text:h text:style-name="Heading_20_1" text:outline-level="1">Requirements and Dependencies</text:h>
      <text:h text:style-name="Heading_20_2" text:outline-level="2">Requirements</text:h>
      <text:p text:style-name="Text_20_body">n/a</text:p>
      <text:h text:style-name="Heading_20_2" text:outline-level="2">Technical Dependencies</text:h>
      <text:p text:style-name="Text_20_body">n/a</text:p>
      <text:h text:style-name="Heading_20_1" text:outline-level="1">Detailed Specification</text:h>
      <text:h text:style-name="Heading_20_2" text:outline-level="2">A New Database Type</text:h>
      <text:list text:style-name="L2">
        <text:list-item>
          <text:p text:style-name="P28">new database type introduced</text:p>
        </text:list-item>
        <text:list-item>
          <text:p text:style-name="P29">available in the usual places where users can choose between different address book types</text:p>
        </text:list-item>
      </text:list>
      <text:h text:style-name="Heading_20_3" text:outline-level="3">The "Database Wizard"</text:h>
      <text:p text:style-name="Text_20_body"><text:span text:style-name="T3">"Dabase Wizard", (opened via </text:span><text:span text:style-name="T4">File|New|Database</text:span>)</text:p>
      <text:list text:style-name="List_20_2">
        <text:list-item>
          <text:list>
            <text:list-item>
              <text:p text:style-name="P30">"Connect to an existing database" list box: additional database type</text:p>
              <text:list>
                <text:list-item>
                  <text:p text:style-name="P30">called "KDE Address Book".</text:p>
                </text:list-item>
                <text:list-item>
                  <text:p text:style-name="P30">does not require additional settings</text:p>
                </text:list-item>
                <text:list-item>
                  <text:p text:style-name="P30">when chosen by the user, the wizard will consist of the two minimal steps - "Select database" and "Save and proceed" - only.</text:p>
                </text:list-item>
              </text:list>
            </text:list-item>
          </text:list>
        </text:list-item>
      </text:list>
      <text:h text:style-name="Heading_20_3" text:outline-level="3">The "Connection Type" Wizard</text:h>
      <text:p text:style-name="Text_20_body">"Connection Type" wizard (opened via <text:span text:style-name="menu">Edit|Database|Connection Type...</text:span>)</text:p>
      <text:list text:style-name="List_20_2">
        <text:list-item text:start-value="1">
          <text:list>
            <text:list-item text:start-value="1">
              <text:p text:style-name="P30">will also offer the additional type "KDE Address Book"</text:p>
            </text:list-item>
            <text:list-item>
              <text:p text:style-name="P30">when chosen by the user, no additional settings are required to be made in this wizard.</text:p>
            </text:list-item>
          </text:list>
        </text:list-item>
      </text:list>
      <text:p text:style-name="P14">String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Item</text:p>
            </table:table-cell>
            <table:table-cell table:style-name="Table1.A1" office:value-type="string">
              <text:p text:style-name="Table_20_Heading">English</text:p>
            </table:table-cell>
            <table:table-cell table:style-name="Table1.A1" office:value-type="string">
              <text:p text:style-name="Table_20_Heading">German</text:p>
            </table:table-cell>
            <table:table-cell table:style-name="Table1.A1" office:value-type="string">
              <text:p text:style-name="Table_20_Heading">Comments</text:p>
            </table:table-cell>
          </table:table-row>
        </table:table-header-rows>
        <table:table-row>
          <table:table-cell table:style-name="Table1.A2" office:value-type="string">
            <text:p text:style-name="P31">List Box Entry</text:p>
          </table:table-cell>
          <table:table-cell table:style-name="Table1.B2" office:value-type="string">
            <text:p text:style-name="P32">KDE Address Book</text:p>
          </table:table-cell>
          <table:table-cell table:style-name="Table1.B2" office:value-type="string">
            <text:p text:style-name="P32">KDE Adressbuch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h text:style-name="Heading_20_3" text:outline-level="3">The "Address Book Data Source Wizard"</text:h>
      <text:list text:style-name="List_20_2">
        <text:list-header>
          <text:p text:style-name="P30">"Address Book Data Source Wizard" (opened via <text:span text:style-name="menu">File|Wizards|Address Data Source...</text:span>)</text:p>
        </text:list-header>
        <text:list-item>
          <text:p text:style-name="P33">contains a new option button called "KDE address book"</text:p>
        </text:list-item>
        <text:list-item>
          <text:p text:style-name="P33">placed below the "Evolution" option (if present) and above the "LDAP address data" option (if present)</text:p>
        </text:list-item>
        <text:list-item>
          <text:p text:style-name="P33">When chosen, no additional settings are required from the user</text:p>
        </text:list-item>
      </text:list>
      <text:p text:style-name="P14">String lis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Item</text:p>
            </table:table-cell>
            <table:table-cell table:style-name="Table5.A1" office:value-type="string">
              <text:p text:style-name="Table_20_Heading">English</text:p>
            </table:table-cell>
            <table:table-cell table:style-name="Table5.A1" office:value-type="string">
              <text:p text:style-name="Table_20_Heading">German</text:p>
            </table:table-cell>
            <table:table-cell table:style-name="Table5.A1" office:value-type="string">
              <text:p text:style-name="Table_20_Heading">Comments</text:p>
            </table:table-cell>
          </table:table-row>
        </table:table-header-rows>
        <table:table-row>
          <table:table-cell table:style-name="Table5.A2" office:value-type="string">
            <text:p text:style-name="P31">Radio Button</text:p>
          </table:table-cell>
          <table:table-cell table:style-name="Table5.B2" office:value-type="string">
            <text:p text:style-name="P32">KDE address book</text:p>
          </table:table-cell>
          <table:table-cell table:style-name="Table5.B2" office:value-type="string">
            <text:p text:style-name="P32">KDE Adressbuch</text:p>
          </table:table-cell>
          <table:table-cell table:style-name="Table5.B2" office:value-type="string">
            <text:p text:style-name="Table_20_Contents"/>
          </table:table-cell>
        </table:table-row>
      </table:table>
      <text:h text:style-name="Heading_20_2" text:outline-level="2">Settings</text:h>
      <text:p text:style-name="Text_20_body">When a database connecting to a KDE Address Book is opened</text:p>
      <text:list text:style-name="List_20_2">
        <text:list-item text:start-value="1">
          <text:p text:style-name="P30"><text:span text:style-name="menu">Edit|Database|Properties...</text:span> is disabled</text:p>
        </text:list-item>
        <text:list-item>
          <text:p text:style-name="P30"><text:span text:style-name="menu">Edit|Database|Advanced Settings...</text:span> is disabled</text:p>
        </text:list-item>
      </text:list>
      <text:h text:style-name="Heading_20_1" text:outline-level="1">Future Tasks</text:h>
      <text:list text:style-name="L3">
        <text:list-item>
          <text:p text:style-name="P34">support write/update access to the KDE address book</text:p>
        </text:list-item>
        <text:list-item>
          <text:p text:style-name="P34">Enable the Advanced Settings, so version columns can be displayed</text:p>
          <text:list>
            <text:list-item>
              <text:p text:style-name="P34">currently, KAB's row identifier column is declared as Version Column, and thus hidden</text:p>
            </text:list-item>
            <text:list-item>
              <text:p text:style-name="P34">option to show version columns is usually part of the Advanced Settings</text:p>
            </text:list-item>
          </text:list>
        </text:list-item>
        <text:list-item>
          <text:p text:style-name="P34">more SQL functionality</text:p>
          <text:list>
            <text:list-item>
              <text:p text:style-name="P34">functions, in particular SELECT COUNT(*) FROM ...</text:p>
            </text:list-item>
            <text:list-item>
              <text:p text:style-name="P34">distinct values: SELECT DISTINCT ...</text:p>
            </text:list-item>
            <text:list-item>
              <text:p text:style-name="P34">support column aliases</text:p>
            </text:list-item>
          </text:list>
        </text:list-item>
      </text:list>
      <text:p text:style-name="Text_20_body"/>
      <text:h text:style-name="Heading_20_1" text:outline-level="1">References</text:h>
      <text:list text:style-name="List_20_2">
        <text:list-item text:start-value="1">
          <text:p text:style-name="P30">KDE's address book: <text:a xlink:type="simple" xlink:href="http://pim.kde.org/components/kaddressbook.php">http://pim.kde.org/components/kaddressbook.ph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align="start" style:justify-single-word="false" fo:text-indent="0cm" style:auto-text-indent="false"/>
      <style:text-properties style:font-name="Albany1" fo:font-size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3cm" fo:margin-bottom="0.199cm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99cm" fo:margin-bottom="0.199cm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4cm" fo:margin-bottom="0.101cm" fo:background-color="transparent">
        <style:tab-stops/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1.05cm" fo:margin-right="0cm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1cm" fo:margin-right="0cm" fo:text-indent="-1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 style:master-page-name="">
      <style:paragraph-properties fo:background-color="transparent" fo:padding="0.049cm" fo:border-left="none" fo:border-right="none" fo:border-top="none" fo:border-bottom="0.002cm solid #594fbf" text:number-lines="false" text:line-number="0">
        <style:tab-stops>
          <style:tab-stop style:position="8.25cm" style:type="center"/>
          <style:tab-stop style:position="16.501cm" style:type="right"/>
        </style:tab-stops>
        <style:background-image/>
      </style:paragraph-properties>
      <style:text-properties style:font-name="Albany1" fo:font-size="10pt"/>
    </style:style>
    <style:style style:name="Footer" style:family="paragraph" style:parent-style-name="Standard" style:class="extra">
      <style:paragraph-properties fo:padding="0.049cm" fo:border-left="none" fo:border-right="none" fo:border-top="0.002cm solid #4700b8" fo:border-bottom="none" text:number-lines="false" text:line-number="0">
        <style:tab-stops>
          <style:tab-stop style:position="8.269cm" style:type="center"/>
          <style:tab-stop style:position="16.538cm" style:type="right"/>
        </style:tab-stops>
      </style:paragraph-properties>
      <style:text-properties style:font-name="Albany1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left="0cm" fo:margin-right="0cm" fo:text-align="start" style:justify-single-word="false" fo:text-indent="0cm" style:auto-text-indent="false" text:number-lines="false" text:line-number="0"/>
      <style:text-properties style:use-window-font-color="true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>
      <style:paragraph-properties fo:margin-left="1.05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49cm" fo:margin-bottom="0cm" fo:text-indent="0cm" style:auto-text-indent="false">
        <style:tab-stops>
          <style:tab-stop style:position="16.538cm" style:type="right" style:leader-style="dotted" style:leader-text="."/>
        </style:tab-stops>
      </style:paragraph-properties>
      <style:text-properties fo:color="#000000" style:font-name="Albany1" fo:font-size="10pt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6.039cm" style:type="right" style:leader-style="dotted" style:leader-text="."/>
        </style:tab-stops>
        <style:background-image/>
      </style:paragraph-properties>
      <style:text-properties style:font-name="Albany1" fo:font-size="10pt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lbany1" fo:font-size="10pt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lbany1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Caption"/>
    <style:style style:name="Untitled1" style:family="paragraph" style:parent-style-name="Table_20_Contents" style:class="extra" style:master-page-name="">
      <style:paragraph-properties fo:text-align="start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Albany1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000080" style:font-name="Albany1" fo:font-size="10pt" style:text-underline-style="none" style:text-blinking="false" fo:background-color="transparent"/>
    </style:style>
    <style:style style:name="Index_20_Link" style:display-name="Index Link" style:family="text">
      <style:text-properties style:font-name="Timmons"/>
    </style:style>
    <style:style style:name="Endnote_20_Symbol" style:display-name="Endnote Symbol" style:family="text"/>
    <style:style style:name="Line_20_numbering" style:display-name="Line numbering" style:family="text">
      <style:text-properties fo:color="#999999" style:font-name="Arial" fo:font-size="9pt"/>
    </style:style>
    <style:style style:name="Footnote_20_anchor" style:display-name="Footnote anchor" style:family="text">
      <style:text-properties style:text-position="0% 100%" style:font-name="Albany1" fo:font-size="10pt"/>
    </style:style>
    <style:style style:name="PLaceholder_20_Titel" style:display-name="PLaceholder Titel" style:family="text">
      <style:text-properties fo:color="#666699" fo:font-size="20pt"/>
    </style:style>
    <style:style style:name="Contents_20_Links" style:display-name="Contents Links" style:family="text" style:parent-style-name="Index_20_Link">
      <style:text-properties fo:color="#000000" style:font-name="Albany1" fo:font-size="10pt"/>
    </style:style>
    <style:style style:name="menu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cm"/>
      </text:outline-level-style>
      <text:outline-level-style text:level="4" style:num-format="">
        <style:list-level-properties text:min-label-width="1cm"/>
      </text:outline-level-style>
      <text:outline-level-style text:level="5" style:num-format="">
        <style:list-level-properties text:min-label-width="1cm"/>
      </text:outline-level-style>
      <text:outline-level-style text:level="6" style:num-format="">
        <style:list-level-properties text:min-label-width="1cm"/>
      </text:outline-level-style>
      <text:outline-level-style text:level="7" style:num-format="">
        <style:list-level-properties text:min-label-width="1cm"/>
      </text:outline-level-style>
      <text:outline-level-style text:level="8" style:num-format="">
        <style:list-level-properties text:min-label-width="1cm"/>
      </text:outline-level-style>
      <text:outline-level-style text:level="9" style:num-format="">
        <style:list-level-properties text:min-label-width="1cm"/>
      </text:outline-level-style>
      <text:outline-level-style text:level="10" style:num-format="">
        <style:list-level-properties text:min-label-width="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space-before="-0.3cm" text:min-label-width="0.3cm" text:min-label-distance="0.101cm"/>
        <style:text-properties style:font-name="StarSymbol"/>
      </text:list-level-style-bullet>
      <text:list-level-style-bullet text:level="2" text:style-name="Numbering_20_Symbols" text:bullet-char="–">
        <style:list-level-properties text:min-label-width="0.3cm" text:min-label-distance="0.101cm"/>
        <style:text-properties style:font-name="StarSymbol"/>
      </text:list-level-style-bullet>
      <text:list-level-style-bullet text:level="3" text:style-name="Numbering_20_Symbols" text:bullet-char="–">
        <style:list-level-properties text:space-before="0.3cm" text:min-label-width="0.3cm" text:min-label-distance="0.101cm"/>
        <style:text-properties style:font-name="StarSymbol"/>
      </text:list-level-style-bullet>
      <text:list-level-style-bullet text:level="4" text:style-name="Numbering_20_Symbols" text:bullet-char="–">
        <style:list-level-properties text:space-before="0.6cm" text:min-label-width="0.3cm" text:min-label-distance="0.101cm"/>
        <style:text-properties style:font-name="StarSymbol"/>
      </text:list-level-style-bullet>
      <text:list-level-style-bullet text:level="5" text:style-name="Numbering_20_Symbols" text:bullet-char="–">
        <style:list-level-properties text:space-before="0.899cm" text:min-label-width="0.3cm" text:min-label-distance="0.101cm"/>
        <style:text-properties style:font-name="StarSymbol"/>
      </text:list-level-style-bullet>
      <text:list-level-style-bullet text:level="6" text:style-name="Numbering_20_Symbols" text:bullet-char="–">
        <style:list-level-properties text:space-before="1.199cm" text:min-label-width="0.3cm" text:min-label-distance="0.101cm"/>
        <style:text-properties style:font-name="StarSymbol"/>
      </text:list-level-style-bullet>
      <text:list-level-style-bullet text:level="7" text:style-name="Numbering_20_Symbols" text:bullet-char="–">
        <style:list-level-properties text:space-before="1.501cm" text:min-label-width="0.3cm" text:min-label-distance="0.101cm"/>
        <style:text-properties style:font-name="StarSymbol"/>
      </text:list-level-style-bullet>
      <text:list-level-style-bullet text:level="8" text:style-name="Numbering_20_Symbols" text:bullet-char="–">
        <style:list-level-properties text:space-before="1.801cm" text:min-label-width="0.3cm" text:min-label-distance="0.101cm"/>
        <style:text-properties style:font-name="StarSymbol"/>
      </text:list-level-style-bullet>
      <text:list-level-style-bullet text:level="9" text:style-name="Numbering_20_Symbols" text:bullet-char="–">
        <style:list-level-properties text:space-before="2.101cm" text:min-label-width="0.3cm" text:min-label-distance="0.101cm"/>
        <style:text-properties style:font-name="StarSymbol"/>
      </text:list-level-style-bullet>
      <text:list-level-style-bullet text:level="10" text:style-name="Numbering_20_Symbols" text:bullet-char="–">
        <style:list-level-properties text:space-before="2.401cm" text:min-label-width="0.3cm" text:min-label-distance="0.101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count-empty-lines="false" text:count-in-text-boxes="true" text:offset="0.801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break-before="column"/>
    </style:style>
    <style:page-layout style:name="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2cm" fo:margin-bottom="3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<text:placeholder text:placeholder-type="text" text:description="State the title here.">&lt;Required - Specification Title&gt;</text:placeholder></text:p>
      </style:header>
      <style:footer>
        <text:p text:style-name="P1">Page <text:page-number text:select-page="current">2</text:page-number></text:p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Endnote" style:page-layout-name="pm8"/>
    <style:master-page style:name="Title_20_Page" style:display-name="Title Page" style:page-layout-name="pm9">
      <style:footer>
        <text:p text:style-name="P2"><text:a xlink:type="simple" xlink:href="http://dba.openoffice.org/specifications/kde_address_book_access.odt">http://dba.openoffice.org/specifications/kde_address_book_access.odt</text:a></text:p>
      </style:footer>
    </style:master-page>
    <style:master-page style:name="Information_20__26__20_Contents" style:display-name="Information &amp; Contents" style:page-layout-name="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45$Build-8989</meta:generator>
    <meta:creation-date>2005-12-09T09:19:45</meta:creation-date>
    <dc:date>2005-12-13T13:58:02</dc:date>
    <dc:language>en-US</dc:language>
    <meta:editing-cycles>12</meta:editing-cycles>
    <meta:editing-duration>PT1H7M1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6" meta:paragraph-count="147" meta:word-count="551" meta:character-count="3527"/>
  </office:meta>
</office:document-meta>
</file>